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Poppins" svg:font-family="Poppins,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199cm" fo:text-align="start" style:justify-single-word="false" fo:orphans="2" fo:widows="2"/>
      <style:text-properties style:font-name="Calibri" fo:font-size="12pt" fo:font-style="normal" style:font-size-asian="12pt" style:font-style-asian="normal" style:font-name-complex="Arial" style:font-size-complex="12pt" style:font-style-complex="normal"/>
    </style:style>
    <style:style style:name="P2" style:family="paragraph" style:parent-style-name="Standard">
      <style:paragraph-properties fo:margin-top="0cm" fo:margin-bottom="0.199cm" fo:text-align="start" style:justify-single-word="false" fo:orphans="2" fo:widows="2"/>
      <style:text-properties style:font-name="Calibri"/>
    </style:style>
    <style:style style:name="P3" style:family="paragraph" style:parent-style-name="Standard" style:list-style-name="L15">
      <style:paragraph-properties fo:margin-top="0cm" fo:margin-bottom="0.199cm" fo:text-align="start" style:justify-single-word="false" fo:orphans="2" fo:widows="2"/>
      <style:text-properties style:use-window-font-color="true" style:font-name="Calibri" fo:font-size="12pt" fo:font-style="normal" fo:font-weight="normal" style:font-size-asian="12pt" style:font-style-asian="normal" style:font-weight-asian="normal" style:font-name-complex="Arial" style:font-size-complex="12pt" style:font-style-complex="normal" style:font-weight-complex="normal"/>
    </style:style>
    <style:style style:name="P4" style:family="paragraph" style:parent-style-name="Standard">
      <style:paragraph-properties fo:margin-top="0cm" fo:margin-bottom="0.199cm" fo:text-align="start" style:justify-single-word="false" fo:orphans="2" fo:widows="2"/>
      <style:text-properties fo:color="#000000" style:font-name="Calibri" fo:font-size="12pt" fo:font-style="normal" fo:font-weight="normal" style:font-size-asian="12pt" style:font-style-asian="normal" style:font-weight-asian="normal" style:font-name-complex="Arial" style:font-size-complex="12pt" style:font-style-complex="normal" style:font-weight-complex="normal"/>
    </style:style>
    <style:style style:name="P5" style:family="paragraph" style:parent-style-name="Standard" style:list-style-name="L15">
      <style:paragraph-properties fo:margin-top="0cm" fo:margin-bottom="0.199cm" fo:text-align="start" style:justify-single-word="false" fo:orphans="2" fo:widows="2"/>
      <style:text-properties fo:color="#000000" style:font-name="Calibri" fo:font-size="12pt" fo:font-style="normal" fo:font-weight="normal" style:font-size-asian="12pt" style:font-style-asian="normal" style:font-weight-asian="normal" style:font-name-complex="Arial" style:font-size-complex="12pt" style:font-style-complex="normal" style:font-weight-complex="normal"/>
    </style:style>
    <style:style style:name="P6" style:family="paragraph" style:parent-style-name="Standard" style:list-style-name="L16">
      <style:paragraph-properties fo:margin-top="0cm" fo:margin-bottom="0.199cm" fo:text-align="start" style:justify-single-word="false" fo:orphans="2" fo:widows="2"/>
      <style:text-properties fo:color="#000000" style:font-name="Calibri" fo:font-size="12pt" fo:font-style="normal" fo:font-weight="normal" style:font-size-asian="12pt" style:font-style-asian="normal" style:font-weight-asian="normal" style:font-name-complex="Arial" style:font-size-complex="12pt" style:font-style-complex="normal" style:font-weight-complex="normal"/>
    </style:style>
    <style:style style:name="P7" style:family="paragraph" style:parent-style-name="Standard" style:list-style-name="L17">
      <style:paragraph-properties fo:margin-top="0cm" fo:margin-bottom="0.199cm" fo:text-align="start" style:justify-single-word="false" fo:orphans="2" fo:widows="2"/>
      <style:text-properties fo:color="#000000" style:font-name="Calibri" fo:font-size="12pt" fo:font-style="normal" fo:font-weight="normal" style:font-size-asian="12pt" style:font-style-asian="normal" style:font-weight-asian="normal" style:font-name-complex="Arial" style:font-size-complex="12pt" style:font-style-complex="normal" style:font-weight-complex="normal"/>
    </style:style>
    <style:style style:name="P8" style:family="paragraph" style:parent-style-name="Standard">
      <style:paragraph-properties fo:margin-top="0cm" fo:margin-bottom="0.199cm" fo:text-align="start" style:justify-single-word="false" fo:orphans="2" fo:widows="2" fo:break-before="page"/>
      <style:text-properties fo:color="#000000" style:font-name="Calibri" fo:font-size="12pt" fo:font-style="normal" fo:font-weight="normal" style:font-size-asian="12pt" style:font-style-asian="normal" style:font-weight-asian="normal" style:font-name-complex="Arial" style:font-size-complex="12pt" style:font-style-complex="normal" style:font-weight-complex="normal"/>
    </style:style>
    <style:style style:name="T1" style:family="text">
      <style:text-properties fo:font-variant="normal" fo:text-transform="none" style:use-window-font-color="true" fo:font-size="12pt" fo:letter-spacing="normal" fo:font-style="normal" fo:font-weight="bold" style:font-size-asian="12pt" style:font-weight-asian="bold" style:font-size-complex="12pt" style:font-weight-complex="bold"/>
    </style:style>
    <style:style style:name="T2" style:family="text">
      <style:text-properties fo:font-variant="normal" fo:text-transform="none" fo:color="#0000ff" fo:font-size="12pt" fo:letter-spacing="normal" fo:font-style="normal" fo:font-weight="bold" style:font-size-asian="12pt" style:font-weight-asian="bold" style:font-size-complex="12pt" style:font-weight-complex="bold"/>
    </style:style>
    <style:style style:name="T3" style:family="text">
      <style:text-properties fo:font-size="12pt" fo:font-style="normal" style:font-size-asian="12pt" style:font-style-asian="normal" style:font-name-complex="Arial" style:font-size-complex="12pt" style:font-style-complex="normal"/>
    </style:style>
    <style:style style:name="T4" style:family="text">
      <style:text-properties style:use-window-font-color="true"/>
    </style:style>
    <style:style style:name="T5" style:family="text">
      <style:text-properties style:use-window-font-color="true" fo:font-size="12pt" fo:font-weight="bold" style:font-size-asian="12pt" style:font-weight-asian="bold" style:font-size-complex="12pt" style:font-weight-complex="bold"/>
    </style:style>
    <style:style style:name="T6" style:family="text">
      <style:text-properties style:use-window-font-color="true" fo:font-weight="bold" style:font-weight-asian="bold" style:font-weight-complex="bold"/>
    </style:style>
    <style:style style:name="T7" style:family="text">
      <style:text-properties fo:color="#0000ff" fo:font-weight="bold" style:font-weight-asian="bold" style:font-weight-complex="bol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15cm" fo:text-indent="-0.635cm" fo:margin-left="2.51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cm" fo:text-indent="-0.635cm" fo:margin-left="3.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85cm" fo:text-indent="-0.635cm" fo:margin-left="3.78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cm" fo:text-indent="-0.635cm" fo:margin-left="4.4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55cm" fo:text-indent="-0.635cm" fo:margin-left="5.05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cm" fo:text-indent="-0.635cm" fo:margin-left="5.6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25cm" fo:text-indent="-0.635cm" fo:margin-left="6.32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cm" fo:text-indent="-0.635cm" fo:margin-left="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95cm" fo:text-indent="-0.635cm" fo:margin-left="7.5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cm" fo:text-indent="-0.635cm" fo:margin-left="8.23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1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Ejercicio 1.</text:span><text:span text:style-name="T1"> Debes elegir de forma justificada una forma jurídica para tu empresa..</text:span><text:span text:style-name="T5"> </text:span></text:p>
      <text:p text:style-name="P2"><text:span text:style-name="T3">Me inclino en mirar hacia las empresas de economía social, en este caso creo que Sociedad Limitada Laboral (SLL).</text:span></text:p>
      <text:p text:style-name="P2"><text:span text:style-name="T3">Primero devido a que comulgo con los valores de la economía social, otro punto por el que creo que el proyecto podría encajar en esta clasificación es porque la idea es que todos los socios sean trabajadores, y los futuros trabajadores, que no sean socios, se sientan como si lo fueran y se les tuviera en cuenta para añadirlos como socios en un futuro.</text:span></text:p>
      <text:p text:style-name="P2"><text:span text:style-name="T3">Otro punto a favor son algunas en la obtención de ayudas y subvenciones y posibles beneficios fiscales, por ejemplo en el acto de constitución.</text:span></text:p>
      <text:p text:style-name="P2"><text:span text:style-name="T3"/></text:p>
      <text:p text:style-name="P1"><text:span text:style-name="T7">Ejercicio 2. </text:span><text:span text:style-name="T6">Indica en qué te has basado para ello: Número de socios, capital necesario/disponible, relación entre los socios, tributación, responsabilidad por las deudas…</text:span></text:p>
      <text:list xml:id="list7084399326194133945" text:style-name="L15">
        <text:list-item>
          <text:p text:style-name="P3">El número de socios mínimo es de 3, sin que ninguno supere 1/3 del capital social, pudiendo permanecer, durante no más de 36 meses, con una estructura societaria de 2 socios al 50%.</text:p>
        </text:list-item>
        <text:list-item>
          <text:p text:style-name="P3">El capital para la constitución de la sociedad es de 3000€, importe no muy excesivo.</text:p>
        </text:list-item>
        <text:list-item>
          <text:p text:style-name="P3">La relación entre los socios, en un principio, se espera que sea laboral, aunque pueda haber socios capitalistas.</text:p>
        </text:list-item>
        <text:list-item>
          <text:p text:style-name="P3">La tributación es con el Impuesto de Sociedades, teniendo bonificación en el mismo.</text:p>
        </text:list-item>
        <text:list-item>
          <text:p text:style-name="P5">La responsabilidad es limitada al aporte que hayan realizado.</text:p>
        </text:list-item>
      </text:list>
      <text:p text:style-name="P4"/>
      <text:p text:style-name="P4"><text:span text:style-name="T7">Ejercicio 3. </text:span><text:span text:style-name="T6">Señala también <text:s/>los inconvenientes de este tipo de empresas frente a otras.</text:span></text:p>
      <text:p text:style-name="P4"><text:span text:style-name="T4">Aunque algunos punto ya los he señalado en el ejercicio anterior, no dejan de ser apartados que no me parezcan, ya no inconvenientes si no que no comulgue con ellos</text:span></text:p>
      <text:list xml:id="list3761945884015650761" text:style-name="L16">
        <text:list-item>
          <text:p text:style-name="P6"><text:span text:style-name="T4">Existe un capital mínimo para su constitución.</text:span></text:p>
        </text:list-item>
        <text:list-item>
          <text:p text:style-name="P6"><text:span text:style-name="T4">Es necesario un mínimo de 3 personas para poder constituirse.</text:span></text:p>
        </text:list-item>
        <text:list-item>
          <text:p text:style-name="P6"><text:span text:style-name="T4">Este tipo de sociedad tributa mediante Impuesto de Sociedades, con gravamen fijo en el supuesto de generar poco beneficio; lo que puede ser una desventaja frente al tipo variable en IRPF en supuestos de bajos niveles de beneficio.</text:span></text:p>
        </text:list-item>
        <text:list-item>
          <text:p text:style-name="P6"><text:span text:style-name="T4">Los socios no pueden transmitir libremente sus participaciones.</text:span></text:p>
        </text:list-item>
      </text:list>
      <text:p text:style-name="P4"><text:span text:style-name="T4"/></text:p>
      <text:p text:style-name="P4"><text:span text:style-name="T7">Ejercicio 4. </text:span><text:span text:style-name="T6">Determina los datos de identificación de la empresa: Razón Social de la Empresa, su Domicilio Social, y el capital que va a tener la empresa.</text:span></text:p>
      <text:list xml:id="list686047046138031958" text:style-name="L17">
        <text:list-item>
          <text:p text:style-name="P7"><text:span text:style-name="T4">Razón social: Binain, S.L.L.</text:span></text:p>
        </text:list-item>
        <text:list-item>
          <text:p text:style-name="P7"><text:span text:style-name="T4">Domicilio: En un principio la idea es intentar formar parte de una "Incubadora".</text:span></text:p>
        </text:list-item>
        <text:list-item>
          <text:p text:style-name="P7"><text:span text:style-name="T4">Capital: 3000€</text:span></text:p>
        </text:list-item>
      </text:list>
      <text:p text:style-name="P4"><text:span text:style-name="T4"/></text:p>
      <text:p text:style-name="P8"><text:span text:style-name="T7">Ejercicio 5. </text:span><text:span text:style-name="T6">Determina cuánto aporta cada socio o socia y, en su caso, cuántas participaciones o acciones le corresponden.</text:span></text:p>
      <text:p text:style-name="P4"><text:span text:style-name="T4">Los socios aportaran, para los 3000€ del capital para la constitución, 1500€ cada uno, y como aportaciones para poder trabajar 3000€ más cada uno, la gran parte "en especie" (equipo informático) y otra parte de manera económica para sufragar gastos de "puesta en marcha" como contratación de un hosting para realizar una web-presentación, compra de dominios, hosting de correo, e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Poppins" svg:font-family="Poppins,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26M20S</meta:editing-duration>
    <meta:editing-cycles>18</meta:editing-cycles>
    <meta:generator>OpenOffice/4.1.11$Win32 OpenOffice.org_project/4111m1$Build-9808</meta:generator>
    <dc:date>2021-12-21T19:51:20.54</dc:date>
    <meta:document-statistic meta:table-count="0" meta:image-count="0" meta:object-count="0" meta:page-count="2" meta:paragraph-count="22" meta:word-count="469" meta:character-count="2825"/>
    <meta:user-defined meta:name="Info 1"/>
    <meta:user-defined meta:name="Info 2"/>
    <meta:user-defined meta:name="Info 3"/>
    <meta:user-defined meta:name="Info 4"/>
  </office:meta>
</office:document-meta>
</file>